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3"/>
    <style:style style:name="P13" style:family="paragraph" style:parent-style-name="Text_20_body" style:list-style-name="L4"/>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Open space tycoon</text:p>
      <text:p text:style-name="P3"/>
      <text:p text:style-name="P4">Document de conception</text:p>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Histoire<text:tab/>3</text:p>
          <text:p text:style-name="P6">Environment<text:tab/>4</text:p>
          <text:p text:style-name="P6">Mécanismes<text:tab/>4</text:p>
          <text:p text:style-name="P14">Ressources<text:tab/>4</text:p>
          <text:p text:style-name="P14">Production des stations<text:tab/>5</text:p>
          <text:p text:style-name="P14">Achat des ressources<text:tab/>5</text:p>
          <text:p text:style-name="P14">Déplacement des vaisseaux<text:tab/>5</text:p>
          <text:p text:style-name="P6">Art description<text:tab/>5</text:p>
          <text:p text:style-name="P6">Audio<text:tab/>5</text:p>
          <text:p text:style-name="P6">GUI et contrôles<text:tab/>5</text:p>
          <text:p text:style-name="P14">Liste des interfaces : <text:tab/>5</text:p>
          <text:p text:style-name="P14">Détail des interfaces :<text:tab/>5</text:p>
          <text:p text:style-name="P15">Menu accueil :<text:tab/>5</text:p>
          <text:p text:style-name="P15">HUD :<text:tab/>6</text:p>
          <text:p text:style-name="P15">Options :<text:tab/>6</text:p>
          <text:p text:style-name="P15">Carte :<text:tab/>6</text:p>
        </text:index-body>
      </text:table-of-content>
      <text:p text:style-name="P1"/>
      <text:h text:style-name="P7" text:outline-level="1">Histoire</text:h>
      <text:h text:style-name="Heading_20_1" text:outline-level="1"/>
      <text:h text:style-name="P7" text:outline-level="1">Environnent</text:h>
      <text:p text:style-name="Text_20_body">Le jeu se déroule dans un univers ou les technologies permettent de parcourir des distances énormes. Chaque partie se déroule dans un univers créé aléatoirement. </text:p>
      <text:p text:style-name="Text_20_body"/>
      <text:p text:style-name="Text_20_body">Races : L'univers est peuplé de plusieurs races, chaque race ayant ses besoins propres et donc rendant les besoin/production bien différentes dans chaque zones de l'univers.</text:p>
      <text:p text:style-name="Text_20_body"/>
      <text:p text:style-name="Text_20_body">Vaisseau : Les vaisseaux sont utilisés pour transporter les ressources. Ils sont capable de se voir assigné une ou des routes pour transporter les ressources.</text:p>
      <text:p text:style-name="Text_20_body"><text:line-break/>Station : le commerce dans open space tycoon se passe dans les stations. Les vaisseaux peuvent y entrer pour charger ou décharger des ressources. Un joueur peut louer un hangar dans une station</text:p>
      <text:p text:style-name="Text_20_body"/>
      <text:p text:style-name="Text_20_body">Hangar : Un hangar est une zone dans une station ou un joueur conserve des ressources en vue de les transporter. Le hangar à une taille maximum et coute un certain nombre de ICU par mois</text:p>
      <text:p text:style-name="Text_20_body"/>
      <text:p text:style-name="Text_20_body">Ressources : Les ressources sont des biens que les vaisseaux peuvent transporter pour gagner des ICU. Les ressources sont produites dans des stations, certaines sont produite d'office, d'autre ont besoin de ressource premières pour être produite. </text:p>
      <text:p text:style-name="Text_20_body">Les routes : une route est une suite de stations. Le vaisseau va effectuer le trajet entre chaque station et une fois terminé, recommencer. À une station, un vaisseau peut effectuer les actions suivantes : </text:p>
      <text:p text:style-name="Text_20_body"/>
      <text:p text:style-name="Text_20_body">Les vaisseaux peuvent se déplacer entre les stations pour effectuer du commerce. Il existe deux types de déplacement :</text:p>
      <text:list xml:id="list5179538271899361237" text:style-name="L1">
        <text:list-item>
          <text:p text:style-name="P8">Hyper saut : Les hyper sauts sont les déplacements entre deux stations dans un même système solaire. Tout les vaisseaux du jeu sont capable de tel déplacement.</text:p>
        </text:list-item>
        <text:list-item>
          <text:p text:style-name="P8">Porte de vers : Les portes de vers permettent de se déplacer entre deux systèmes solaire. Ils utilisent des portes spatiales. Le coût en énergie étant très élevé, le droit de passage est conséquent. De plus, seul certain vaisseaux sont capable de franchir de telles portes.</text:p>
        </text:list-item>
      </text:list>
      <text:p text:style-name="Text_20_body"/>
      <text:h text:style-name="Heading_20_1" text:outline-level="1">Mécanismes</text:h>
      <text:h text:style-name="Heading_20_2" text:outline-level="2">Ressources</text:h>
      <text:p text:style-name="Text_20_body">Liste :</text:p>
      <text:list xml:id="list4174214758955594697" text:style-name="L4">
        <text:list-item>
          <text:p text:style-name="P13">Eau</text:p>
        </text:list-item>
        <text:list-item>
          <text:p text:style-name="P13">Tobernite</text:p>
        </text:list-item>
        <text:list-item>
          <text:p text:style-name="P13">Tennantite</text:p>
        </text:list-item>
        <text:list-item>
          <text:p text:style-name="P13">Uranium</text:p>
        </text:list-item>
        <text:list-item>
          <text:p text:style-name="P13">Fer</text:p>
        </text:list-item>
        <text:list-item>
          <text:p text:style-name="P13"><text:soft-page-break/>Fuel cells</text:p>
        </text:list-item>
        <text:list-item>
          <text:p text:style-name="P13">Food</text:p>
        </text:list-item>
        <text:list-item>
          <text:p text:style-name="P13">Mecanical parts</text:p>
        </text:list-item>
        <text:list-item>
          <text:p text:style-name="P13">Electronics</text:p>
        </text:list-item>
        <text:list-item>
          <text:p text:style-name="P13">Toxic wastes</text:p>
        </text:list-item>
        <text:list-item>
          <text:p text:style-name="P13">Small arms</text:p>
          <text:p text:style-name="P13"/>
        </text:list-item>
      </text:list>
      <text:h text:style-name="Heading_20_2" text:outline-level="2">évaluation des prix</text:h>
      <text:h text:style-name="Heading_20_2" text:outline-level="2">Types de stations</text:h>
      <text:p text:style-name="Text_20_body">Stations minières :</text:p>
      <text:p text:style-name="Text_20_body"><text:tab/>produit : Tobernite et/ou Tennantite</text:p>
      <text:p text:style-name="Text_20_body"><text:tab/>achete : Mecanical parts, Fuel cells</text:p>
      <text:p text:style-name="Text_20_body">Station biodome : </text:p>
      <text:p text:style-name="Text_20_body"><text:tab/>produit : Food</text:p>
      <text:p text:style-name="Text_20_body"><text:tab/>achete : eau</text:p>
      <text:p text:style-name="Text_20_body">Station citées</text:p>
      <text:p text:style-name="Text_20_body"><text:tab/>produit : Mecanical Parts, Electonics</text:p>
      <text:p text:style-name="Text_20_body"><text:tab/>achete : Food, eau, fer</text:p>
      <text:p text:style-name="Text_20_body">Fuel Raffinerie : </text:p>
      <text:p text:style-name="Text_20_body"><text:tab/>Produit : toxic wastes, Fuel cells</text:p>
      <text:p text:style-name="Text_20_body"><text:tab/>achete : Uranium</text:p>
      <text:p text:style-name="Text_20_body">Rocks Raffinerie : </text:p>
      <text:p text:style-name="Text_20_body"><text:tab/>Produit : Uranium et/ou Fer</text:p>
      <text:p text:style-name="Text_20_body"><text:tab/>Achete : Tobernite et/ou Tennantite</text:p>
      <text:p text:style-name="Text_20_body">Reprocessing plant</text:p>
      <text:p text:style-name="Text_20_body"><text:tab/>produit : </text:p>
      <text:p text:style-name="Text_20_body"><text:tab/>Achete : Toxic waste</text:p>
      <text:p text:style-name="Text_20_body"><text:tab/></text:p>
      <text:h text:style-name="Heading_20_2" text:outline-level="2">Production des stations</text:h>
      <text:h text:style-name="Heading_20_2" text:outline-level="2">Achat des ressources</text:h>
      <text:p text:style-name="Text_20_body"><text:tab/>Il existe un prix de base pour chaque ressources, les prix varient en fonction de la quantité livrée. Le prix varie donc entre 0,5 et 1.5 fois le prix de base du produit.</text:p>
      <text:p text:style-name="Text_20_body"><text:tab/>Une fois par jour, le prix est ajusté suivant cette fonction de la quantité livré dans le dernier jour: </text:p>
      <text:p text:style-name="Text_20_body"><text:soft-page-break/></text:p>
      <text:p text:style-name="Text_20_body"><text:tab/>NouveauPrix = ancienPrix + </text:p>
      <text:h text:style-name="Heading_20_2" text:outline-level="2">Déplacement des vaisseaux</text:h>
      <text:p text:style-name="Text_20_body"/>
      <text:h text:style-name="Heading_20_1" text:outline-level="1">Art description</text:h>
      <text:p text:style-name="Text_20_body">Doit être complété</text:p>
      <text:h text:style-name="Heading_20_1" text:outline-level="1">Audio</text:h>
      <text:p text:style-name="Text_20_body">Doit être complété</text:p>
      <text:h text:style-name="Heading_20_1" text:outline-level="1">GUI et contrôles</text:h>
      <text:h text:style-name="Heading_20_2" text:outline-level="2">Liste des interfaces : </text:h>
      <text:list xml:id="list7861510030648201366" text:style-name="L2">
        <text:list-item>
          <text:p text:style-name="P9">Menu accueil</text:p>
        </text:list-item>
        <text:list-item>
          <text:p text:style-name="P9">HUD (barre haute)</text:p>
        </text:list-item>
        <text:list-item>
          <text:p text:style-name="P9">Options</text:p>
        </text:list-item>
        <text:list-item>
          <text:p text:style-name="P9">Carte</text:p>
        </text:list-item>
        <text:list-item>
          <text:p text:style-name="P9">Liste des stations</text:p>
        </text:list-item>
        <text:list-item>
          <text:p text:style-name="P9">Détail d'une station</text:p>
        </text:list-item>
        <text:list-item>
          <text:p text:style-name="P9">Liste des hangars</text:p>
        </text:list-item>
        <text:list-item>
          <text:p text:style-name="P9">Détail du hangar</text:p>
        </text:list-item>
        <text:list-item>
          <text:p text:style-name="P9">Liste des vaisseaux</text:p>
        </text:list-item>
        <text:list-item>
          <text:p text:style-name="P9">Achat d'un vaisseau</text:p>
        </text:list-item>
        <text:list-item>
          <text:p text:style-name="P9">gestion du vaisseau</text:p>
        </text:list-item>
        <text:list-item>
          <text:p text:style-name="P9">gestion des routes</text:p>
        </text:list-item>
        <text:list-item>
          <text:p text:style-name="P9">Contrats</text:p>
        </text:list-item>
        <text:list-item>
          <text:p text:style-name="P9">Bilan</text:p>
        </text:list-item>
        <text:list-item>
          <text:p text:style-name="P9">graphiques</text:p>
        </text:list-item>
        <text:list-item>
          <text:p text:style-name="P9">Toaster événement</text:p>
        </text:list-item>
      </text:list>
      <text:p text:style-name="P10"/>
      <text:p text:style-name="P11">Les interfaces marquées avec un W sont des fenêtres qui peuvent être déplacées, réduites et fermées</text:p>
      <text:p text:style-name="P11">Les interfaces marquées avec un R sont resizable grace à un bouton en bas a droite de la fenêtre.</text:p>
      <text:h text:style-name="Heading_20_2" text:outline-level="2"><text:soft-page-break/>Détail des interfaces :</text:h>
      <text:h text:style-name="Heading_20_3" text:outline-level="3">Menu accueil :</text:h>
      <text:p text:style-name="Text_20_body">Le menu d'accueil est une suite d'interface permettant de lancer le jeu.</text:p>
      <text:h text:style-name="Heading_20_3" text:outline-level="3">HUD :</text:h>
      <text:p text:style-name="Text_20_body">Le HUD est composé d'une liste de bouton </text:p>
      <text:list xml:id="list5272597712910177659" text:style-name="L3">
        <text:list-item>
          <text:p text:style-name="P12">Pause : Permet de mettre la partie en pause ou de la reprendre</text:p>
        </text:list-item>
        <text:list-item>
          <text:p text:style-name="P12">Options : Lance la fenêtre d'option</text:p>
        </text:list-item>
        <text:list-item>
          <text:p text:style-name="P12">Carte : Ouvre l'interface Carte</text:p>
        </text:list-item>
        <text:list-item>
          <text:p text:style-name="P12">Liste des stations : Ouvre l'interface de la liste des stations</text:p>
        </text:list-item>
        <text:list-item>
          <text:p text:style-name="P12">Liste des Hangars : Ouvre l'interface de la liste des hangars du joueur</text:p>
        </text:list-item>
        <text:list-item>
          <text:p text:style-name="P12">Liste des vaisseaux : Ouvre l'interface de la liste des vaisseaux du joueur</text:p>
        </text:list-item>
        <text:list-item>
          <text:p text:style-name="P12">Contrat : Ouvre l'interface des contrats</text:p>
        </text:list-item>
        <text:list-item>
          <text:p text:style-name="P12">Bilan : Ouvre le bilan de la société du joueur</text:p>
        </text:list-item>
        <text:list-item>
          <text:p text:style-name="P12">Graphique : Ouvre l'interface des graphiques</text:p>
        </text:list-item>
      </text:list>
      <text:h text:style-name="Heading_20_3" text:outline-level="3">Options :</text:h>
      <text:p text:style-name="Text_20_body"/>
      <text:h text:style-name="Heading_20_3" text:outline-level="3">Carte :</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5T18:28:25.87</meta:creation-date>
    <meta:generator>OpenOffice/4.1.3$Win32 OpenOffice.org_project/413m1$Build-9783</meta:generator>
    <dc:date>2017-03-06T22:40:29.56</dc:date>
    <meta:editing-duration>PT6H3M44S</meta:editing-duration>
    <meta:editing-cycles>5</meta:editing-cycles>
    <meta:document-statistic meta:table-count="0" meta:image-count="0" meta:object-count="0" meta:page-count="7" meta:paragraph-count="112" meta:word-count="770" meta:character-count="4350"/>
  </office:meta>
</office:document-meta>
</file>